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ikkoraportti 4</text:h>
      <text:p text:style-name="Text_20_body">Tällä viikolla olen pyrkinyt kunnolla edistämään suorituskykytestausta. Harmi kyllä testattavien karttojen koon kasvattaminen paljasti algoritmeista, tarkemmin sanottuna minimikeosta, ikävän bugin: isommilla kartoilla solmut eivät enää pysyneetkään keossa aina järjestyksessä, vaan joutuivat näennäisesti aivan satunnaiseen järjestykseen. Pitkällisten debuggaus-sessioiden päätteeksi onnistuin kuitenkin, ainakin näillä näkymin, paikallistamaan ja korjaamaan ongelman.</text:p>
      <text:p text:style-name="Text_20_body">Tämä ikävä skenaario tietysti hieman hidasti suorituskykytestauksen etenemistä, mutta mikäli algoritmit nyt ovat toimintakunnossa, pääsee testaus kunnolla vauhtiin.</text:p>
      <text:p text:style-name="Text_20_body">Ensi viikon ohjelmassa on siis suorituskykytestaus, ja mahdollisten (todennäköisten) uusien bugien päihittäminen. Mikäli kaikki toimii kuten pitää, on ohjelma kuitenkin jo varsin hyvällä mallilla ja voin keskittyä täysillä algoritmien suorituskyvyn testaamiseen ja dokumentointiin. Aikeenani on siis laatia suorituskykyjen eroista jonkinlainen testausdokumentti, johon kirjaan ainakin kartan koon ja kunkin algoritmin käyttämän ajan kyseisellä kartal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1H09M03S</meta:editing-duration>
    <meta:editing-cycles>5</meta:editing-cycles>
    <meta:generator>OpenOffice.org/3.1$Win32 OpenOffice.org_project/310m11$Build-9399$CWS-l10nrel31</meta:generator>
    <dc:date>2013-02-07T22:58:57.13</dc:date>
    <dc:creator>Mikko Merioksa</dc:creator>
    <meta:document-statistic meta:table-count="0" meta:image-count="0" meta:object-count="0" meta:page-count="1" meta:paragraph-count="4" meta:word-count="120" meta:character-count="1101"/>
    <meta:user-defined meta:name="Info 1"/>
    <meta:user-defined meta:name="Info 2"/>
    <meta:user-defined meta:name="Info 3"/>
    <meta:user-defined meta:name="Info 4"/>
  </office:meta>
</office:document-meta>
</file>